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Standard">
      <style:paragraph-properties fo:margin-top="0in" fo:margin-bottom="0in" fo:line-height="100%"/>
      <style:text-properties fo:color="#000000" style:font-name="Calibri" fo:font-size="12pt" style:font-size-asian="12pt" style:font-name-complex="Calibri1" style:font-size-complex="12pt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Calibri" fo:font-size="11.5pt" style:font-size-asian="11.5pt" style:font-name-complex="Calibri1" style:font-size-complex="11.5pt"/>
    </style:style>
    <style:style style:name="P4" style:family="paragraph" style:parent-style-name="Standard">
      <style:paragraph-properties fo:margin-top="0in" fo:margin-bottom="0in" fo:line-height="100%"/>
    </style:style>
    <style:style style:name="P5" style:family="paragraph" style:parent-style-name="Standard">
      <style:paragraph-properties fo:margin-top="0in" fo:margin-bottom="0.0571in" fo:line-height="100%"/>
    </style:style>
    <style:style style:name="P6" style:family="paragraph" style:parent-style-name="Standard">
      <style:paragraph-properties fo:margin-left="0.5in" fo:margin-right="0in" fo:margin-top="0in" fo:margin-bottom="0.0571in" fo:line-height="100%" fo:text-indent="0in" style:auto-text-indent="false"/>
    </style:style>
    <style:style style:name="P7" style:family="paragraph" style:parent-style-name="Standard">
      <style:paragraph-properties fo:margin-left="0.5in" fo:margin-right="0in" fo:margin-top="0in" fo:margin-bottom="0.0571in" fo:line-height="100%" fo:text-indent="0in" style:auto-text-indent="false"/>
      <style:text-properties fo:background-color="transparent"/>
    </style:style>
    <style:style style:name="P8" style:family="paragraph" style:parent-style-name="Standard">
      <style:paragraph-properties fo:margin-left="0.5in" fo:margin-right="0in" fo:margin-top="0in" fo:margin-bottom="0in" fo:line-height="100%" fo:text-indent="0in" style:auto-text-indent="false"/>
    </style:style>
    <style:style style:name="P9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color="#000000" style:font-name="Calibri" style:font-name-complex="Calibri1"/>
    </style:style>
    <style:style style:name="P10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background-color="#00cc00"/>
    </style:style>
    <style:style style:name="P11" style:family="paragraph" style:parent-style-name="Standard">
      <style:paragraph-properties fo:margin-left="0.5in" fo:margin-right="0in" fo:margin-top="0in" fo:margin-bottom="0.0457in" fo:line-height="100%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>
      <style:paragraph-properties fo:margin-left="0.5in" fo:margin-right="0in" fo:margin-top="0in" fo:margin-bottom="0.0402in" fo:line-height="100%" fo:text-indent="0in" style:auto-text-indent="false"/>
    </style:style>
    <style:style style:name="P14" style:family="paragraph" style:parent-style-name="Standard">
      <style:paragraph-properties fo:margin-left="0.5in" fo:margin-right="0in" fo:margin-top="0in" fo:margin-bottom="0.0472in" fo:line-height="100%" fo:text-indent="0in" style:auto-text-indent="false"/>
    </style:style>
    <style:style style:name="P15" style:family="paragraph" style:parent-style-name="Standard">
      <style:paragraph-properties fo:margin-left="0.5in" fo:margin-right="0in" fo:margin-top="0in" fo:margin-bottom="0.0453in" fo:line-height="100%" fo:text-indent="0in" style:auto-text-indent="false"/>
    </style:style>
    <style:style style:name="P16" style:family="paragraph" style:parent-style-name="Standard">
      <style:paragraph-properties fo:margin-top="0in" fo:margin-bottom="0.0402in" fo:line-height="100%"/>
    </style:style>
    <style:style style:name="T1" style:family="text">
      <style:text-properties fo:color="#000000" style:font-name="Calibri" style:font-name-complex="Calibri1"/>
    </style:style>
    <style:style style:name="T2" style:family="text">
      <style:text-properties fo:color="#000000" style:font-name="Calibri" fo:font-size="16pt" style:font-size-asian="16pt" style:font-name-complex="Calibri1" style:font-size-complex="16pt"/>
    </style:style>
    <style:style style:name="T3" style:family="text">
      <style:text-properties fo:color="#000000" style:font-name="Calibri" fo:font-size="16pt" fo:font-weight="bold" style:font-size-asian="16pt" style:font-weight-asian="bold" style:font-name-complex="Calibri1" style:font-size-complex="16pt" style:font-weight-complex="bold"/>
    </style:style>
    <style:style style:name="T4" style:family="text">
      <style:text-properties fo:color="#000000" style:font-name="Calibri" fo:font-size="11.5pt" style:font-size-asian="11.5pt" style:font-name-complex="Calibri1" style:font-size-complex="11.5pt"/>
    </style:style>
    <style:style style:name="T5" style:family="text">
      <style:text-properties fo:color="#000000" style:font-name="Calibri" fo:font-size="11.5pt" fo:background-color="#00ff00" style:font-size-asian="11.5pt" style:font-name-complex="Calibri1" style:font-size-complex="11.5pt"/>
    </style:style>
    <style:style style:name="T6" style:family="text">
      <style:text-properties fo:color="#000000" style:font-name="Calibri" fo:font-size="11.5pt" fo:background-color="transparent" style:font-size-asian="11.5pt" style:font-name-complex="Calibri1" style:font-size-complex="11.5pt"/>
    </style:style>
    <style:style style:name="T7" style:family="text">
      <style:text-properties fo:color="#000000" style:font-name="Calibri" fo:font-size="11.5pt" fo:background-color="#00cc00" style:font-size-asian="11.5pt" style:font-name-complex="Calibri1" style:font-size-complex="11.5pt"/>
    </style:style>
    <style:style style:name="T8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on3 Assignment 2- answers</text:p>
      <text:p text:style-name="P2"/>
      <text:p text:style-name="P5"><text:span text:style-name="T3">1. Which is not the property of hdfs-site.xml file? </text:span></text:p>
      <text:p text:style-name="P6"><text:span text:style-name="T4">a. Block size </text:span></text:p>
      <text:p text:style-name="P6"><text:span text:style-name="T4">b. Replication factor </text:span></text:p>
      <text:p text:style-name="P7"><text:span text:style-name="T4">c. Secondary NameNode port address</text:span><text:span text:style-name="T4"> </text:span></text:p>
      <text:p text:style-name="P10"><text:span text:style-name="T4">d. Application server </text:span></text:p>
      <text:p text:style-name="P3"/>
      <text:p text:style-name="P5"><text:span text:style-name="T3">2. What are the properties that we can edit in hdfs-site.xml file? </text:span></text:p>
      <text:p text:style-name="P6"><text:span text:style-name="T4">a. Block size </text:span></text:p>
      <text:p text:style-name="P6"><text:span text:style-name="T4">b. Replication factor </text:span></text:p>
      <text:p text:style-name="P6"><text:span text:style-name="T4">c. Block reporting interval </text:span></text:p>
      <text:p text:style-name="P8"><text:span text:style-name="T5">d. All the above</text:span><text:span text:style-name="T4"> </text:span></text:p>
      <text:p text:style-name="P4"><text:span text:style-name="T3">3. Underlying storage layers where MapReduce programs are written: </text:span></text:p>
      <text:p text:style-name="P11"><text:span text:style-name="T5">a. Abstracted</text:span><text:span text:style-name="T4"> </text:span></text:p>
      <text:p text:style-name="P11"><text:span text:style-name="T4">b. Open to all </text:span></text:p>
      <text:p text:style-name="P11"><text:span text:style-name="T4">c. Locked </text:span></text:p>
      <text:p text:style-name="P8"><text:span text:style-name="T4">d. None of these </text:span></text:p>
      <text:p text:style-name="P12"><text:span text:style-name="T8"><text:s text:c="2"/></text:span></text:p>
      <text:p text:style-name="P16"><text:span text:style-name="T3">3. Which is not a valid method in FSDATA Output Stream? </text:span></text:p>
      <text:p text:style-name="P13"><text:span text:style-name="T4">a. close( ) </text:span></text:p>
      <text:p text:style-name="P13"><text:span text:style-name="T5">b. open( )</text:span><text:span text:style-name="T4"> </text:span></text:p>
      <text:p text:style-name="P13"><text:span text:style-name="T4">c. getpos( ) </text:span></text:p>
      <text:p text:style-name="P8"><text:span text:style-name="T4">d. sync( ) </text:span></text:p>
      <text:p text:style-name="P4"><text:span text:style-name="T3">5. How many blocks of size 128MB will be allocated for a file of size 524288KB: </text:span></text:p>
      <text:p text:style-name="P14"><text:span text:style-name="T4">a. 2 </text:span></text:p>
      <text:p text:style-name="P14"><text:span text:style-name="T4">b. 3 </text:span></text:p>
      <text:p text:style-name="P14"><text:span text:style-name="T7">c. 4</text:span><text:span text:style-name="T4"> </text:span></text:p>
      <text:p text:style-name="P8"><text:span text:style-name="T6">d. 5</text:span><text:span text:style-name="T4"> </text:span></text:p>
      <text:p text:style-name="P3"/>
      <text:p text:style-name="P4"><text:span text:style-name="T3">6. MapReduce Job client calculates the input split by: </text:span></text:p>
      <text:p text:style-name="P11"><text:span text:style-name="T5">a. Figuring the first and last whole records in the block</text:span><text:span text:style-name="T4"> </text:span></text:p>
      <text:p text:style-name="P11"><text:span text:style-name="T4">b. Figuring only the first block </text:span></text:p>
      <text:p text:style-name="P11"><text:span text:style-name="T4">c. Figuring only the last block </text:span></text:p>
      <text:p text:style-name="P8"><text:span text:style-name="T4">d. None of these </text:span></text:p>
      <text:p text:style-name="P3"/>
      <text:p text:style-name="P4"><text:soft-page-break/><text:span text:style-name="T3">7. Mappers are directly related to: </text:span></text:p>
      <text:p text:style-name="P8"><text:span text:style-name="T1">a</text:span><text:span text:style-name="T4">. Input data </text:span></text:p>
      <text:p text:style-name="P8"><text:span text:style-name="T5">b. Input splits</text:span><text:span text:style-name="T4"> </text:span></text:p>
      <text:p text:style-name="P8"><text:span text:style-name="T4">c. Output data </text:span></text:p>
      <text:p text:style-name="P8"><text:span text:style-name="T4">c. Output splits </text:span></text:p>
      <text:p text:style-name="P4"><text:span text:style-name="T3">8. After data is written in an HDFS file, HDFS does not provide any guarantee that data are visible to a new reader until the file is ______ </text:span></text:p>
      <text:p text:style-name="P14"><text:span text:style-name="T5">a. closed</text:span><text:span text:style-name="T4"> </text:span></text:p>
      <text:p text:style-name="P14"><text:span text:style-name="T4">b. opened </text:span></text:p>
      <text:p text:style-name="P14"><text:span text:style-name="T4">c. writing </text:span></text:p>
      <text:p text:style-name="P8"><text:span text:style-name="T4">d. reading </text:span></text:p>
      <text:p text:style-name="P9"/>
      <text:p text:style-name="P4"><text:span text:style-name="T3">9. What mechanism does Hadoop use to make namenode resilient to failure? </text:span></text:p>
      <text:p text:style-name="P15"><text:span text:style-name="T6">a. Take backup of filesystem metadata to a local disk and a remote NFS mount</text:span><text:span text:style-name="T4"> </text:span></text:p>
      <text:p text:style-name="P15"><text:span text:style-name="T4">b. Store the filesystem metadata in cloud </text:span></text:p>
      <text:p text:style-name="P15"><text:span text:style-name="T4">c. Use a machine with at least 12 CPUs </text:span></text:p>
      <text:p text:style-name="P8"><text:span text:style-name="T7">d. Using expensive and reliable hardware</text:span><text:span text:style-name="T4"> </text:span></text:p>
      <text:p text:style-name="P3"/>
      <text:p text:style-name="P4"><text:span text:style-name="T3">10. All the files in a directory in HDFS can be merged together using: </text:span></text:p>
      <text:p text:style-name="P8"><text:span text:style-name="T5">a. getmerge</text:span><text:span text:style-name="T4"> </text:span></text:p>
      <text:p text:style-name="P8"><text:span text:style-name="T4">b. putmerge </text:span></text:p>
      <text:p text:style-name="P8"><text:span text:style-name="T4">c. remerge </text:span></text:p>
      <text:p text:style-name="P8"><text:span text:style-name="T4">d. mergea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kn" style:country-complex="IN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kn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fo:color="#000000" style:font-name="Calibri" fo:font-size="12pt" style:font-size-asian="12pt" style:font-name-complex="Calibri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line-height="100%" fo:text-align="start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mbria" fo:font-size="26pt" fo:letter-spacing="0.0035in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Titel_20_Char" style:display-name="Titel Char" style:family="text" style:parent-style-name="Default_20_Paragraph_20_Font">
      <style:text-properties fo:color="#17365d" style:font-name="Cambria" fo:font-size="26pt" fo:letter-spacing="0.0035in" style:letter-kerning="true" style:font-size-asian="26pt" style:font-name-complex="F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gde V. (Vinayak)</meta:initial-creator>
    <dc:creator>Vinayak Hegde</dc:creator>
    <meta:editing-cycles>4</meta:editing-cycles>
    <meta:creation-date>2016-06-08T09:40:00</meta:creation-date>
    <dc:date>2016-06-17T10:44:16.26</dc:date>
    <meta:editing-duration>PT37S</meta:editing-duration>
    <meta:generator>OpenOffice/4.1.2$Win32 OpenOffice.org_project/412m3$Build-9782</meta:generator>
    <meta:document-statistic meta:table-count="0" meta:image-count="0" meta:object-count="0" meta:page-count="2" meta:paragraph-count="52" meta:word-count="282" meta:character-count="1516"/>
    <meta:user-defined meta:name="AppVersion">14.0000</meta:user-defined>
    <meta:user-defined meta:name="Company">AS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